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0DD00000091F84D3116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846cm" svg:height="3.835cm" svg:x="1cm" svg:y="1cm">
          <draw:image xlink:href="Pictures/10000000000000DD00000091F84D3116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4-28T10:48:51</dc:date>
    <meta:generator>NeoOffice/3.4.1$Unix OpenOffice.org_project/Patch 14</meta:generator>
    <meta:editing-duration>PT00H00M22S</meta:editing-duration>
    <meta:editing-cycles>1</meta:editing-cycles>
    <meta:document-statistic meta:object-count="1"/>
  </office:meta>
</office:document-meta>
</file>